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244in"/>
    </style:style>
    <style:style style:name="co2" style:family="table-column">
      <style:table-column-properties fo:break-before="auto" style:column-width="1.4193in"/>
    </style:style>
    <style:style style:name="co3" style:family="table-column">
      <style:table-column-properties fo:break-before="auto" style:column-width="2.5102in"/>
    </style:style>
    <style:style style:name="co4" style:family="table-column">
      <style:table-column-properties fo:break-before="auto" style:column-width="2.8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eech feature</text:p>
          </table:table-cell>
          <table:table-cell table:style-name="ce1" office:value-type="string" calcext:value-type="string">
            <text:p>Speech task</text:p>
          </table:table-cell>
          <table:table-cell table:style-name="ce1" office:value-type="string" calcext:value-type="string">
            <text:p>praat script</text:p>
          </table:table-cell>
          <table:table-cell table:style-name="ce1" office:value-type="string" calcext:value-type="string">
            <text:p>default parameters</text:p>
          </table:table-cell>
        </table:table-row>
        <table:table-row table:style-name="ro1">
          <table:table-cell office:value-type="string" calcext:value-type="string">
            <text:p>reading duration</text:p>
          </table:table-cell>
          <table:table-cell office:value-type="string" calcext:value-type="string">
            <text:p>reading</text:p>
          </table:table-cell>
          <table:table-cell office:value-type="string" calcext:value-type="string" table:number-columns-spanned="2" table:number-rows-spanned="1">
            <text:p>not applicable (manual using visual inspection in Praat)</text:p>
          </table:table-cell>
          <table:covered-table-cell/>
        </table:table-row>
        <table:table-row table:style-name="ro1">
          <table:table-cell office:value-type="string" calcext:value-type="string">
            <text:p>total pause duration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auseduration.praat</text:p>
          </table:table-cell>
          <table:table-cell office:value-type="string" calcext:value-type="string">
            <text:p>pitch_min: 60 (male), 100 (female)</text:p>
          </table:table-cell>
        </table:table-row>
        <table:table-row table:style-name="ro1">
          <table:table-cell office:value-type="string" calcext:value-type="string">
            <text:p>number of pause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ausenumber.praat</text:p>
          </table:table-cell>
          <table:table-cell office:value-type="string" calcext:value-type="string">
            <text:p>pitch_min: 60 (male), 100 (female)</text:p>
          </table:table-cell>
        </table:table-row>
        <table:table-row table:style-name="ro1">
          <table:table-cell office:value-type="string" calcext:value-type="string">
            <text:p>mean pause duration</text:p>
          </table:table-cell>
          <table:table-cell office:value-type="string" calcext:value-type="string">
            <text:p>reading</text:p>
          </table:table-cell>
          <table:table-cell office:value-type="string" calcext:value-type="string" table:number-columns-spanned="2" table:number-rows-spanned="1">
            <text:p><text:span text:style-name="T1">not applicable</text:span> (calculated from total pause duration and number of pauses)</text:p>
          </table:table-cell>
          <table:covered-table-cell/>
        </table:table-row>
        <table:table-row table:style-name="ro2">
          <table:table-cell office:value-type="string" calcext:value-type="string">
            <text:p>intensity variabilit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int_sd.praat</text:p>
          </table:table-cell>
          <table:table-cell office:value-type="string" calcext:value-type="string">
            <text:p>voicing_only: 1</text:p>
            <text:p>pitch_min: 60 (male), 100 (female)</text:p>
            <text:p>padding_perc_start: 0</text:p>
            <text:p>padding_perc_end: 0</text:p>
          </table:table-cell>
        </table:table-row>
        <table:table-row table:style-name="ro2">
          <table:table-cell office:value-type="string" calcext:value-type="string">
            <text:p>F0 variability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tsd.praat</text:p>
          </table:table-cell>
          <table:table-cell office:value-type="string" calcext:value-type="string">
            <text:p><text:span text:style-name="T1">voicing_only: 1</text:span></text:p>
            <text:p><text:span text:style-name="T1">pitch_min: 60 (male), 100 (female)</text:span></text:p>
            <text:p><text:span text:style-name="T1">padding_perc_start: 0</text:span></text:p>
            <text:p><text:span text:style-name="T1">padding_perc_end: 0</text:span></text:p>
          </table:table-cell>
        </table:table-row>
        <table:table-row table:style-name="ro3">
          <table:table-cell office:value-type="string" calcext:value-type="string">
            <text:p>harmonics-to-noise ratio (HNR)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hnr.praat</text:p>
          </table:table-cell>
          <table:table-cell office:value-type="string" calcext:value-type="string">
            <text:p><text:span text:style-name="T1">pitch_min: 60 (male), 100 (female)</text:span></text:p>
            <text:p><text:span text:style-name="T1">padding_perc_start: 0.1</text:span></text:p>
            <text:p><text:span text:style-name="T1">padding_perc_end: 0.1</text:span></text:p>
          </table:table-cell>
        </table:table-row>
        <table:table-row table:style-name="ro2">
          <table:table-cell office:value-type="string" calcext:value-type="string">
            <text:p>jitter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jitter.praat</text:p>
          </table:table-cell>
          <table:table-cell office:value-type="string" calcext:value-type="string">
            <text:p><text:span text:style-name="T1">pitch_min: 60 (male), 100 (female)</text:span></text:p>
            <text:p>pitch_max: 300 (male), 500 (female)</text:p>
            <text:p><text:span text:style-name="T1">padding_perc_start: 0.1</text:span></text:p>
            <text:p><text:span text:style-name="T1">padding_perc_end: 0.1</text:span></text:p>
          </table:table-cell>
        </table:table-row>
        <table:table-row table:style-name="ro2">
          <table:table-cell office:value-type="string" calcext:value-type="string">
            <text:p>shimmer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shimmer.praat</text:p>
          </table:table-cell>
          <table:table-cell office:value-type="string" calcext:value-type="string">
            <text:p><text:span text:style-name="T1">pitch_min: 60 (male), 100 (female)</text:span></text:p>
            <text:p><text:span text:style-name="T1">pitch_max: 300 (male), 500 (female)</text:span></text:p>
            <text:p><text:span text:style-name="T1">padding_perc_start: 0.1</text:span></text:p>
            <text:p><text:span text:style-name="T1">padding_perc_end: 0.1</text:span></text:p>
          </table:table-cell>
        </table:table-row>
        <table:table-row table:style-name="ro2">
          <table:table-cell office:value-type="string" calcext:value-type="string">
            <text:p>intensity variability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int_sd.praat</text:p>
          </table:table-cell>
          <table:table-cell office:value-type="string" calcext:value-type="string">
            <text:p><text:span text:style-name="T1">voicing_only: 0</text:span></text:p>
            <text:p><text:span text:style-name="T1">pitch_min: 60 (male), 100 (female)</text:span></text:p>
            <text:p><text:span text:style-name="T1">padding_perc_start: 0.1</text:span></text:p>
            <text:p><text:span text:style-name="T1">padding_perc_end: 0.1</text:span></text:p>
          </table:table-cell>
        </table:table-row>
        <table:table-row table:style-name="ro4">
          <table:table-cell office:value-type="string" calcext:value-type="string">
            <text:p>F0 variability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stsd.praat</text:p>
          </table:table-cell>
          <table:table-cell office:value-type="string" calcext:value-type="string">
            <text:p>voicing_only: 0</text:p>
            <text:p><text:span text:style-name="T1">pitch_min: 60 (male), 100 (female)</text:span></text:p>
            <text:p><text:span text:style-name="T1">pitch_max: 300 (male), 500 (female)</text:span></text:p>
            <text:p><text:span text:style-name="T1">padding_perc_start: 0.1</text:span></text:p>
            <text:p><text:span text:style-name="T1">padding_perc_end: 0.1</text:span></text:p>
          </table:table-cell>
        </table:table-row>
        <table:table-row table:style-name="ro1">
          <table:table-cell office:value-type="string" calcext:value-type="string">
            <text:p>maximum phonation time (MPT)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 table:number-columns-spanned="2" table:number-rows-spanned="1">
            <text:p><text:span text:style-name="T1">not applicable</text:span> (manual using visual inspection in Praat)</text:p>
          </table:table-cell>
          <table:covered-table-cell/>
        </table:table-row>
        <table:table-row table:style-name="ro3">
          <table:table-cell office:value-type="string" calcext:value-type="string">
            <text:p>vowel space area (VSA)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calculated using f1.praat and f2.praat</text:p>
          </table:table-cell>
          <table:table-cell office:value-type="string" calcext:value-type="string">
            <text:p>formantceiling: 4000 (male), 4600 (female)</text:p>
            <text:p>formantnumber: 4</text:p>
            <text:p>formantwindow: 0.04</text:p>
          </table:table-cell>
        </table:table-row>
        <table:table-row table:style-name="ro2">
          <table:table-cell office:value-type="string" calcext:value-type="string">
            <text:p>voice breaks</text:p>
          </table:table-cell>
          <table:table-cell office:value-type="string" calcext:value-type="string">
            <text:p>sustained phonation</text:p>
          </table:table-cell>
          <table:table-cell office:value-type="string" calcext:value-type="string">
            <text:p>voicebreaks.praat</text:p>
          </table:table-cell>
          <table:table-cell office:value-type="string" calcext:value-type="string">
            <text:p><text:span text:style-name="T1">pitch_min: 60 (male), 100 (female)</text:span></text:p>
            <text:p><text:span text:style-name="T1">pitch_max: 300 (male), 500 (female)</text:span></text:p>
            <text:p><text:span text:style-name="T1">padding_perc_start: 0.1</text:span></text:p>
            <text:p><text:span text:style-name="T1">padding_perc_end: 0.1</text:span></text:p>
          </table:table-cell>
        </table:table-row>
        <table:table-row table:style-name="ro1">
          <table:table-cell office:value-type="string" calcext:value-type="string">
            <text:p>syllable duration</text:p>
          </table:table-cell>
          <table:table-cell office:value-type="string" calcext:value-type="string">
            <text:p>diadochokinetic</text:p>
          </table:table-cell>
          <table:table-cell office:value-type="string" calcext:value-type="string" table:number-columns-spanned="2" table:number-rows-spanned="1">
            <text:p><text:span text:style-name="T1">not applicable</text:span> (manual annotation using visual inspection in Praat)</text:p>
          </table:table-cell>
          <table:covered-table-cell/>
        </table:table-row>
        <table:table-row table:style-name="ro1">
          <table:table-cell office:value-type="string" calcext:value-type="string">
            <text:p>syllable count</text:p>
          </table:table-cell>
          <table:table-cell office:value-type="string" calcext:value-type="string">
            <text:p>diadochokinetic</text:p>
          </table:table-cell>
          <table:table-cell office:value-type="string" calcext:value-type="string" table:number-columns-spanned="2" table:number-rows-spanned="1">
            <text:p><text:span text:style-name="T1">not applicable</text:span> (manual annotation using visual inspection in Praat)</text:p>
          </table:table-cell>
          <table:covered-table-cell/>
        </table:table-row>
        <table:table-row table:style-name="ro1">
          <table:table-cell office:value-type="string" calcext:value-type="string">
            <text:p>rhythm acceleration</text:p>
          </table:table-cell>
          <table:table-cell office:value-type="string" calcext:value-type="string">
            <text:p>diadochokinetic</text:p>
          </table:table-cell>
          <table:table-cell office:value-type="string" calcext:value-type="string" table:number-columns-spanned="2" table:number-rows-spanned="1">
            <text:p><text:span text:style-name="T1">not applicable</text:span> (manual annotation using visual inspection in Praat)</text:p>
          </table:table-cell>
          <table:covered-table-cell/>
        </table:table-row>
        <table:table-row table:style-name="ro1">
          <table:table-cell office:value-type="string" calcext:value-type="string">
            <text:p>rhythm instability</text:p>
          </table:table-cell>
          <table:table-cell office:value-type="string" calcext:value-type="string">
            <text:p>diadochokinetic</text:p>
          </table:table-cell>
          <table:table-cell office:value-type="string" calcext:value-type="string" table:number-columns-spanned="2" table:number-rows-spanned="1">
            <text:p><text:span text:style-name="T1">not applicable</text:span> (manual annotation using visual inspection in Praat)</text:p>
          </table:table-cell>
          <table:covered-table-cell/>
        </table:table-row>
        <table:table-row table:style-name="ro1">
          <table:table-cell office:value-type="string" calcext:value-type="string">
            <text:p>voice onset time (VOT)</text:p>
          </table:table-cell>
          <table:table-cell office:value-type="string" calcext:value-type="string">
            <text:p>diadochokinetic</text:p>
          </table:table-cell>
          <table:table-cell office:value-type="string" calcext:value-type="string" table:number-columns-spanned="2" table:number-rows-spanned="1">
            <text:p><text:span text:style-name="T1">not applicable</text:span> (manual annotation using visual inspection in Praat)</text:p>
          </table:table-cell>
          <table:covered-table-cell/>
        </table:table-row>
        <table:table-row table:style-name="ro1">
          <table:table-cell office:value-type="string" calcext:value-type="string">
            <text:p>VOT variability</text:p>
          </table:table-cell>
          <table:table-cell office:value-type="string" calcext:value-type="string">
            <text:p>diadochokinetic</text:p>
          </table:table-cell>
          <table:table-cell office:value-type="string" calcext:value-type="string" table:number-columns-spanned="2" table:number-rows-spanned="1">
            <text:p><text:span text:style-name="T1">not applicable</text:span> (manual annotation using visual inspection in Praat)</text:p>
          </table:table-cell>
          <table:covered-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All results were checked by visual inspection in Praat and default parameters were adjusted if needed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ll scripts require a .textgrid together with the soundfile. The textgrid file needs to contain an interval tier at first position with the speech of the patient annotated as 'voice'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ally, f1.praat and f2.praat require another interval tier at second position containing one interval 'formant' which will be used for f1/f2 calculations.</text:p>
          </table:table-cell>
          <table:table-cell table:number-columns-repeated="3"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 Hähnel</meta:initial-creator>
    <meta:creation-date>2023-03-12T12:18:12.511370035</meta:creation-date>
    <dc:date>2023-03-12T12:50:09.016456327</dc:date>
    <dc:creator>Tom Hähnel</dc:creator>
    <meta:editing-duration>PT28M29S</meta:editing-duration>
    <meta:editing-cycles>34</meta:editing-cycles>
    <meta:generator>LibreOffice/7.5.0.3$Linux_X86_64 LibreOffice_project/50$Build-3</meta:generator>
    <meta:document-statistic meta:table-count="1" meta:cell-count="78" meta:object-count="0"/>
  </office:meta>
</office:document-meta>
</file>